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Hei" svg:font-family="Sim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text-properties officeooo:paragraph-rsid="0017da41"/>
    </style:style>
    <style:style style:name="P2" style:family="paragraph" style:parent-style-name="Standard">
      <style:paragraph-properties fo:margin-left="2.099cm" fo:margin-right="0.046cm" fo:line-height="100%" fo:text-indent="-2.099cm" style:auto-text-indent="false"/>
      <style:text-properties officeooo:paragraph-rsid="0017da41"/>
    </style:style>
    <style:style style:name="P3" style:family="paragraph" style:parent-style-name="Heading_20_1">
      <style:paragraph-properties fo:text-align="center" style:justify-single-word="false"/>
      <style:text-properties fo:font-size="16pt" officeooo:paragraph-rsid="0017da41" style:font-size-asian="16pt" style:font-size-complex="16pt"/>
    </style:style>
    <style:style style:name="P4" style:family="paragraph" style:parent-style-name="Heading_20_1">
      <style:paragraph-properties fo:margin-top="0.212cm" fo:margin-bottom="0.353cm" loext:contextual-spacing="false" fo:text-align="center" style:justify-single-word="false"/>
      <style:text-properties fo:font-size="16pt" officeooo:paragraph-rsid="0017da41" style:font-size-asian="16pt" style:font-size-complex="16pt"/>
    </style:style>
    <style:style style:name="T1" style:family="text">
      <style:text-properties style:font-name="Times New Roman" fo:font-size="12pt" fo:language="pt" fo:country="BR" fo:font-weight="bold" style:font-size-asian="12pt" style:font-weight-asian="bold" style:font-name-complex="Times New Roman1" style:font-size-complex="12pt"/>
    </style:style>
    <style:style style:name="T2" style:family="text">
      <style:text-properties style:font-name="Times New Roman" fo:font-size="12pt" fo:language="pt" fo:country="BR" fo:font-weight="bold" style:font-name-asian="SimHei" style:font-size-asian="12pt" style:font-weight-asian="bold" style:font-name-complex="Times New Roman1" style:font-size-complex="12pt"/>
    </style:style>
    <style:style style:name="T3" style:family="text">
      <style:text-properties officeooo:rsid="0017da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Toc462154960"/><text:bookmark-start text:name="_Toc462171699"/><text:bookmark-start text:name="_Toc463425249"/><text:bookmark-start text:name="_Toc105491689"/>ABSTRACT<text:bookmark-end text:name="_Toc462154960"/><text:bookmark-end text:name="_Toc462171699"/><text:bookmark-end text:name="_Toc463425249"/><text:bookmark-end text:name="_Toc105491689"/></text:h>
      <text:p text:style-name="P1">Aquaponics is a term that refers to systems that combine cultivation of fish (aquaculture) with crop plants (hydroponics). This integrated system allows waste produced in fish farming can be used as fertilizer for the plants, where bacteria receive waste from fish tanks and transform them into plant nutrients, which in turn use and return cleaned water to fish tank, forming a closed system. The project aims to develop an automated aquaponic system that is not only applied in urban areas, but also, and mainly, to facilitate its operation by members of disadvantaged communities, with the purpose of contributing to the food security of these people. An automation system is being developed using the Intel Galileo board as a system central cell, gathering and managing physical and chemical parameters sensors such as water level, pH, temperature, dissolved oxygen and actuators, for example, fish feeders, pH regulator. Decision-making algorithms are also embedded, as long as communication protocols. Data generated will be sent and transformed into information and graphics by responsive web applications. <text:span text:style-name="T3">At the end, it is establishded a supervisioning system that aims to aquaponic system monitoring, avoiding necessity of deep technical knowledge by the user. </text:span></text:p>
      <text:p text:style-name="P1"/>
      <text:p text:style-name="P2"><text:span text:style-name="T1">Keywords:</text:span><text:span text:style-name="T2"> aquaponics, automation, information technology, food security, intel galileo, embedded systems, javascript.</text:span></text:p>
      <text:h text:style-name="P3" text:outline-level="1"><text:bookmark-start text:name="_Toc462154961"/><text:bookmark-start text:name="_Toc462171700"/><text:bookmark-start text:name="_Toc463425250"/>RESUMO<text:bookmark-end text:name="_Toc462154961"/><text:bookmark-end text:name="_Toc462171700"/><text:bookmark-end text:name="_Toc463425250"/></text:h>
      <text:p text:style-name="P1">Aquaponia é um termo que se refere a sistemas que combinam o cultivo de peixes (aquicultura), com o cultivo de plantas (hidroponia). Este sistema integrado permite que os resíduos produzidos no cultivo de peixes possa ser usado como adubo para as plantas, após terem sido metabolizados por bactérias. As bactérias recebem a água oriunda do cultivo dos peixes e transformam seus resíduos em nutrientes para as plantas, que por sua vez os utilizam e retornam a água limpa par<text:span text:style-name="T3">a</text:span> o tanque de peixes, formando um sistema fechado e re<text:span text:style-name="T3">t</text:span>roalimentado. O presente projeto tem como objetivo desenvolver um sistema aquapônico automatizado que não só possa ser aplicado em áreas urbanas, mas também, e principalmente, possa facilitar a sua utilização por membros de comunidades carentes, assim contribuindo para a segurança alimentar dessa coletividade. Pretende-se desenvolver um sistema de automação utilizando a placa Intel Galileo como célula central do sistema, para coleta e gerenciamento de sensores de parâmetros físico-químicos, tais como nível de água, pH, temperatura, oxigênio dissolvido e atuadores, como por exemplo alimentadores de peixe e regulador de pH. Algoritmos de tomada de decisões também são incorporados, assim como os protocolos de comunicação. Os dados gerados serão enviados e transformados em informações e gráficos, através de aplicações web responsivas. <text:span text:style-name="T3">Ao final, estabelece-se um sistema de supervisão remota, onde o sistema aquapônico é monitorado, poupando o usuário de conhecimentos técnicos mais aprofundados.</text:span></text:p>
      <text:p text:style-name="P1"/>
      <text:p text:style-name="P2"><text:span text:style-name="T1">Palavras chave:</text:span><text:span text:style-name="T2"> aquaponia, automação, tecnologia da informação, segurança alimentar, intel galileo, sistemas embarcados,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Hei" svg:font-family="SimHe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language="pt" fo:country="BR"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0:34:13.680327462</meta:creation-date>
    <dc:date>2017-08-16T20:46:04.965992272</dc:date>
    <meta:editing-duration>PT40S</meta:editing-duration>
    <meta:editing-cycles>1</meta:editing-cycles>
    <meta:document-statistic meta:table-count="0" meta:image-count="0" meta:object-count="0" meta:page-count="1" meta:paragraph-count="6" meta:word-count="451" meta:character-count="3065" meta:non-whitespace-character-count="2619"/>
    <meta:generator>LibreOffice/5.1.6.2$Linux_X86_64 LibreOffice_project/10m0$Build-2</meta:generator>
  </office:meta>
</office:document-meta>
</file>